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300000372E9AD15B12BFDA9A8.png" manifest:media-type="image/png"/>
  <manifest:file-entry manifest:full-path="Pictures/10000001000005D100000319E77D1C634908E4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0.664cm" svg:height="23.34cm" draw:z-index="0"><draw:image xlink:href="Pictures/100000010000019300000372E9AD15B12BFDA9A8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68cm" svg:y="0.413cm" svg:width="17cm" svg:height="9.052cm" draw:z-index="1"><draw:image xlink:href="Pictures/10000001000005D100000319E77D1C634908E47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00:36:47.072000000</meta:creation-date>
    <dc:date>2023-10-11T19:56:15.054000000</dc:date>
    <meta:editing-duration>PT23M24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2" meta:paragraph-count="1" meta:word-count="0" meta:character-count="1" meta:non-whitespace-character-count="0"/>
  </office:meta>
</office:document-meta>
</file>